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5000002D81C9F1228.png" manifest:media-type="image/png"/>
  <manifest:file-entry manifest:full-path="Pictures/10000001000000D7000000CBB94783D7.png" manifest:media-type="image/png"/>
  <manifest:file-entry manifest:full-path="Pictures/10000001000000CB0000017B6F75BC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0134f8" officeooo:paragraph-rsid="000134f8"/>
    </style:style>
    <style:style style:name="P2" style:family="paragraph" style:parent-style-name="Standard">
      <style:text-properties officeooo:rsid="000134f8" officeooo:paragraph-rsid="000134f8"/>
    </style:style>
    <style:style style:name="P3" style:family="paragraph" style:parent-style-name="Heading_20_1">
      <style:paragraph-properties fo:break-before="page"/>
      <style:text-properties officeooo:paragraph-rsid="000134f8"/>
    </style:style>
    <style:style style:name="fr1" style:family="graphic" style:parent-style-name="Graphics">
      <style:graphic-properties style:run-through="foreground" style:wrap="none"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bottom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2" text:anchor-type="char" svg:width="4.775cm" svg:height="8.913cm" draw:z-index="0"><draw:image xlink:href="Pictures/10000001000000CB0000017B6F75BCE8.png" xlink:type="simple" xlink:show="embed" xlink:actuate="onLoad" draw:mime-type="image/png"/></draw:frame>Widerstand berechnen</text:h>
      <text:p text:style-name="P2"><text:s/><draw:frame draw:style-name="fr2" draw:name="Image3" text:anchor-type="char" svg:x="5.934cm" svg:width="5.057cm" svg:height="4.775cm" draw:z-index="1"><draw:image xlink:href="Pictures/10000001000000D7000000CBB94783D7.png" xlink:type="simple" xlink:show="embed" xlink:actuate="onLoad" draw:mime-type="image/png"/></draw:frame></text:p>
      <text:p text:style-name="P2"/>
      <text:h text:style-name="P3" text:outline-level="1">Formel für NTC Temperatur</text:h>
      <text:p text:style-name="Standard">aus dem Datenblatt</text:p>
      <text:p text:style-name="P2"><draw:frame draw:style-name="fr3" draw:name="Image1" text:anchor-type="char" svg:width="17cm" svg:height="12.217cm" draw:z-index="2"><draw:image xlink:href="Pictures/10000001000003F5000002D81C9F1228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9:29:20.510555592</meta:creation-date>
    <dc:date>2025-03-05T19:39:27.599502718</dc:date>
    <meta:editing-duration>PT10M7S</meta:editing-duration>
    <meta:editing-cycles>1</meta:editing-cycles>
    <meta:generator>LibreOffice/24.8.5.2$Linux_X86_64 LibreOffice_project/480$Build-2</meta:generator>
    <meta:document-statistic meta:table-count="0" meta:image-count="3" meta:object-count="0" meta:page-count="2" meta:paragraph-count="5" meta:word-count="9" meta:character-count="65" meta:non-whitespace-character-count="57"/>
  </office:meta>
</office:document-meta>
</file>